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ceb" officeooo:paragraph-rsid="001ddceb"/>
    </style:style>
    <style:style style:name="P2" style:family="paragraph" style:parent-style-name="Standard">
      <style:text-properties officeooo:rsid="001e17a1" officeooo:paragraph-rsid="001e17a1"/>
    </style:style>
    <style:style style:name="P3" style:family="paragraph" style:parent-style-name="Standard">
      <style:text-properties style:font-name="Verdana" fo:font-size="10pt" officeooo:rsid="001e17a1" officeooo:paragraph-rsid="001e17a1"/>
    </style:style>
    <style:style style:name="P4" style:family="paragraph" style:parent-style-name="Heading_20_2">
      <style:text-properties officeooo:rsid="001ddceb" officeooo:paragraph-rsid="001ddc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 <text:a xlink:type="simple" xlink:href="http://jobs.electronicsforu.com/job/13005/intern-technical-at-synopsys/www.synopsys.com" text:style-name="Internet_20_link" text:visited-style-name="Visited_20_Internet_20_Link">Synopsys</text:a></text:p>
      <text:p text:style-name="P1"><text:a xlink:type="simple" xlink:href="http://jobs.electronicsforu.com/job/12884/intern-technical-at-infosemi-technologies-pvt-ltd/infosemi.com" text:style-name="Internet_20_link" text:visited-style-name="Visited_20_Internet_20_Link">InfoSemi Technologies Pvt Ltd</text:a></text:p>
      <text:p text:style-name="P1">HbeonLabs</text:p>
      <text:h text:style-name="P4" text:outline-level="2">IEA Embedded Design </text:h>
      <text:p text:style-name="P2">Godrej</text:p>
      <text:p text:style-name="P2"><text:a xlink:type="simple" xlink:href="http://jobs.electronicsforu.com/job/12770/design-engineer-psb-at-easun-reyrolle-ltd/www.easunreyrolle.com" text:style-name="Internet_20_link" text:visited-style-name="Visited_20_Internet_20_Link">Easun Reyrolle Ltd</text:a></text:p>
      <text:p text:style-name="P2"><text:a xlink:type="simple" xlink:href="http://www.mimowaves.com/career.html" text:style-name="Internet_20_link" text:visited-style-name="Visited_20_Internet_20_Link">MIMOWAVES Technologies</text:a> i</text:p>
      <text:p text:style-name="P2"/>
      <text:p text:style-name="P2"><text:a xlink:type="simple" xlink:href="https://maximic.ats.hrsmart.com/cgi-bin/a/highlightjob.cgi?jobid=3283" text:style-name="Internet_20_link" text:visited-style-name="Visited_20_Internet_20_Link">Maxim Integrated</text:a></text:p>
      <text:p text:style-name="P2"/>
      <text:p text:style-name="P3">eInfochips,</text:p>
      <text:p text:style-name="P3"/>
      <text:p text:style-name="P3"/>
      <text:p text:style-name="P3">IntSemi Technologies</text:p>
      <text:p text:style-name="P3"/>
      <text:p text:style-name="P3">www.planin.co.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22:00:04.365015175</meta:creation-date>
    <dc:date>2014-12-18T21:34:52.288395358</dc:date>
    <meta:editing-duration>PT44M53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23" meta:character-count="180" meta:non-whitespace-character-count="167"/>
  </office:meta>
</office:document-meta>
</file>